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2" style:family="table">
      <style:table-properties style:width="40.18mm" table:align="right"/>
    </style:style>
    <style:style style:name="Tabelle2.A" style:family="table-column">
      <style:table-column-properties style:column-width="18.52mm"/>
    </style:style>
    <style:style style:name="Tabelle2.B" style:family="table-column">
      <style:table-column-properties style:column-width="21.66mm"/>
    </style:style>
    <style:style style:name="Tabelle2.A1" style:family="table-cell">
      <style:table-cell-properties fo:padding="0mm" fo:border="none"/>
    </style:style>
    <style:style style:name="Tabelle3" style:family="table">
      <style:table-properties style:width="40.18mm" table:align="right"/>
    </style:style>
    <style:style style:name="Tabelle3.A" style:family="table-column">
      <style:table-column-properties style:column-width="18.68mm"/>
    </style:style>
    <style:style style:name="Tabelle3.B" style:family="table-column">
      <style:table-column-properties style:column-width="21.5mm"/>
    </style:style>
    <style:style style:name="Tabelle3.A1" style:family="table-cell">
      <style:table-cell-properties fo:padding="0mm" fo:border="none"/>
    </style:style>
    <style:style style:name="Tabelle4" style:family="table">
      <style:table-properties style:width="170.07mm" fo:margin-left="0mm" fo:margin-right="-0.07mm" table:align="margins"/>
    </style:style>
    <style:style style:name="Tabelle4.A" style:family="table-column">
      <style:table-column-properties style:column-width="76.31mm" style:rel-column-width="29403*"/>
    </style:style>
    <style:style style:name="Tabelle4.B" style:family="table-column">
      <style:table-column-properties style:column-width="16.62mm" style:rel-column-width="6402*"/>
    </style:style>
    <style:style style:name="Tabelle4.C" style:family="table-column">
      <style:table-column-properties style:column-width="19.58mm" style:rel-column-width="7544*"/>
    </style:style>
    <style:style style:name="Tabelle4.D" style:family="table-column">
      <style:table-column-properties style:column-width="20.96mm" style:rel-column-width="8074*"/>
    </style:style>
    <style:style style:name="Tabelle4.E" style:family="table-column">
      <style:table-column-properties style:column-width="14.01mm" style:rel-column-width="5396*"/>
    </style:style>
    <style:style style:name="Tabelle4.F" style:family="table-column">
      <style:table-column-properties style:column-width="22.61mm" style:rel-column-width="8716*"/>
    </style:style>
    <style:style style:name="Tabelle4.A1" style:family="table-cell">
      <style:table-cell-properties fo:background-color="#e6e6e6" fo:padding="0.97mm" fo:border="none">
        <style:background-image/>
      </style:table-cell-properties>
    </style:style>
    <style:style style:name="Tabelle5" style:family="table">
      <style:table-properties style:width="170mm" table:align="margins"/>
    </style:style>
    <style:style style:name="Tabelle5.A" style:family="table-column">
      <style:table-column-properties style:column-width="76.24mm" style:rel-column-width="29388*"/>
    </style:style>
    <style:style style:name="Tabelle5.B" style:family="table-column">
      <style:table-column-properties style:column-width="16.62mm" style:rel-column-width="6405*"/>
    </style:style>
    <style:style style:name="Tabelle5.C" style:family="table-column">
      <style:table-column-properties style:column-width="19.6mm" style:rel-column-width="7554*"/>
    </style:style>
    <style:style style:name="Tabelle5.D" style:family="table-column">
      <style:table-column-properties style:column-width="20.92mm" style:rel-column-width="8064*"/>
    </style:style>
    <style:style style:name="Tabelle5.E" style:family="table-column">
      <style:table-column-properties style:column-width="13.92mm" style:rel-column-width="5364*"/>
    </style:style>
    <style:style style:name="Tabelle5.F" style:family="table-column">
      <style:table-column-properties style:column-width="22.72mm" style:rel-column-width="8760*"/>
    </style:style>
    <style:style style:name="Tabelle5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5.B1" style:family="table-cell">
      <style:table-cell-properties fo:padding-left="0.19mm" fo:padding-right="0.19mm" fo:padding-top="0.19mm" fo:padding-bottom="0mm" fo:border="none"/>
    </style:style>
    <style:style style:name="Tabelle5.C1" style:family="table-cell">
      <style:table-cell-properties fo:padding-left="0.19mm" fo:padding-right="0.19mm" fo:padding-top="0.19mm" fo:padding-bottom="0mm" fo:border="none"/>
    </style:style>
    <style:style style:name="Tabelle5.D1" style:family="table-cell">
      <style:table-cell-properties fo:padding-left="0.19mm" fo:padding-right="0.19mm" fo:padding-top="0.19mm" fo:padding-bottom="0mm" fo:border="none"/>
    </style:style>
    <style:style style:name="Tabelle5.E1" style:family="table-cell">
      <style:table-cell-properties fo:padding-left="0.19mm" fo:padding-right="0.19mm" fo:padding-top="0.19mm" fo:padding-bottom="0mm" fo:border="none"/>
    </style:style>
    <style:style style:name="Tabelle5.F1" style:family="table-cell">
      <style:table-cell-properties fo:padding-left="0.19mm" fo:padding-right="0.19mm" fo:padding-top="0.19mm" fo:padding-bottom="0mm" fo:border="none"/>
    </style:style>
    <style:style style:name="Tabelle5.F2" style:family="table-cell">
      <style:table-cell-properties fo:padding-left="0.19mm" fo:padding-right="0.19mm" fo:padding-top="0.19mm" fo:padding-bottom="0mm" fo:border="none"/>
    </style:style>
    <style:style style:name="Tabelle6" style:family="table">
      <style:table-properties style:width="170mm" table:align="margins" style:may-break-between-rows="false"/>
    </style:style>
    <style:style style:name="Tabelle6.A" style:family="table-column">
      <style:table-column-properties style:column-width="92.94mm" style:rel-column-width="35827*"/>
    </style:style>
    <style:style style:name="Tabelle6.B" style:family="table-column">
      <style:table-column-properties style:column-width="40.57mm" style:rel-column-width="15639*"/>
    </style:style>
    <style:style style:name="Tabelle6.C" style:family="table-column">
      <style:table-column-properties style:column-width="36.49mm" style:rel-column-width="14069*"/>
    </style:style>
    <style:style style:name="Tabelle6.A1" style:family="table-cell">
      <style:table-cell-properties fo:padding="0.49mm" fo:border="none"/>
    </style:style>
    <style:style style:name="Tabelle6.B1" style:family="table-cell">
      <style:table-cell-properties fo:padding="0mm" fo:border="none"/>
    </style:style>
    <style:style style:name="Tabelle6.B2" style:family="table-cell">
      <style:table-cell-properties fo:padding="0.49mm" fo:border-left="none" fo:border-right="none" fo:border-top="none" fo:border-bottom="0.55pt solid #000000"/>
    </style:style>
    <style:style style:name="Tabelle7" style:family="table">
      <style:table-properties style:width="170mm" table:align="margins" style:may-break-between-rows="false"/>
    </style:style>
    <style:style style:name="Tabelle7.A" style:family="table-column">
      <style:table-column-properties style:column-width="170mm" style:rel-column-width="65535*"/>
    </style:style>
    <style:style style:name="Tabelle7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4.92mm" style:rel-column-width="9607*"/>
    </style:style>
    <style:style style:name="Tabelle8.B" style:family="table-column">
      <style:table-column-properties style:column-width="145.08mm" style:rel-column-width="55928*"/>
    </style:style>
    <style:style style:name="Tabelle8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4.92mm" style:rel-column-width="9607*"/>
    </style:style>
    <style:style style:name="Tabelle9.B" style:family="table-column">
      <style:table-column-properties style:column-width="145.08mm" style:rel-column-width="55928*"/>
    </style:style>
    <style:style style:name="Tabelle9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9">Datum</text:p>
                </table:table-cell>
                <table:table-cell table:style-name="Tabelle2.A1" office:value-type="string">
                  <text:p text:style-name="P8"><text:text-input text:description="&lt;formatLang(o.date_invoice or '1970-01-01',date=True)&gt;">DATE</text:text-input></text:p>
                </table:table-cell>
              </table:table-row>
            </table:table>
            <text:p text:style-name="P8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9">Kunden-Nr</text:p>
                </table:table-cell>
                <table:table-cell table:style-name="Tabelle3.A1" office:value-type="string">
                  <text:p text:style-name="P8"><text:text-input text:description="&lt;o.partner_id.ref&gt;">REF</text:text-input></text:p>
                </table:table-cell>
              </table:table-row>
            </table:table>
            <text:p text:style-name="P8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3">Beschreibung</text:p>
          </table:table-cell>
          <table:table-cell table:style-name="Tabelle4.A1" office:value-type="string">
            <text:p text:style-name="P14">Menge</text:p>
          </table:table-cell>
          <table:table-cell table:style-name="Tabelle4.A1" office:value-type="string">
            <text:p text:style-name="P15">Einheit</text:p>
          </table:table-cell>
          <table:table-cell table:style-name="Tabelle4.A1" office:value-type="string">
            <text:p text:style-name="P14">Preis/ME</text:p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4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8"><text:text-input text:description="&lt;formatLang(line.product_uom_qty) or ''&gt;">QUANTITY</text:text-input></text:p>
          </table:table-cell>
          <table:table-cell table:style-name="Tabelle5.C1" office:value-type="string">
            <text:p text:style-name="P12"><text:text-input text:description="&lt;line.product_uom&gt;">UOM</text:text-input></text:p>
          </table:table-cell>
          <table:table-cell table:style-name="Tabelle5.D1" office:value-type="string">
            <text:p text:style-name="P8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0"><text:text-input text:description="&lt;if test=&quot;line.discount&quot;&gt;">IF</text:text-input></text:p>
            <text:p text:style-name="P16">- <text:span text:style-name="T2"><text:text-input text:description="&lt;formatLang(line.discount,digits=0)&gt;">DISC</text:text-input></text:span><text:span text:style-name="T2"> </text:span>%</text:p>
            <text:p text:style-name="P10"><text:text-input text:description="&lt;/if&gt;">END IF</text:text-input></text:p>
          </table:table-cell>
          <table:table-cell table:style-name="Tabelle5.F1" office:value-type="string">
            <text:p text:style-name="P8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8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9"/>
          </table:table-cell>
          <table:table-cell table:style-name="Tabelle6.B1" office:value-type="string">
            <text:p text:style-name="P9">Nettobetrag</text:p>
          </table:table-cell>
          <table:table-cell table:style-name="Tabelle6.B1" office:value-type="string">
            <text:p text:style-name="P8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B2" office:value-type="string">
            <text:p text:style-name="P9"><text:text-input text:description="&lt;for each=&quot;tax, tax_amount in taxes(o).items()&quot;&gt;">FOR TAX</text:text-input></text:p>
            <text:p text:style-name="P9">+ <text:text-input text:description="&lt;tax&gt;">TAX</text:text-input></text:p>
            <text:p text:style-name="P9"><text:text-input text:description="&lt;/for&gt;">END FOR</text:text-input></text:p>
          </table:table-cell>
          <table:table-cell table:style-name="Tabelle6.B2" office:value-type="string">
            <text:p text:style-name="P8"><text:text-input text:description="&lt;for each=&quot;tax, tax_amount in taxes(o).items()&quot;&gt;">FOR TAX</text:text-input></text:p>
            <text:p text:style-name="P8"><text:text-input text:description="&lt;formatLang(tax_amount)&gt;">TAX_AMOUNT</text:text-input> <text:text-input text:description="&lt;currency(o)&gt;">CUR</text:text-input></text:p>
            <text:p text:style-name="P8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A1" office:value-type="string">
            <text:p text:style-name="P11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08-01T12:00:41.965727630</dc:date>
    <meta:editing-duration>P2DT22H36M51S</meta:editing-duration>
    <meta:editing-cycles>565</meta:editing-cycles>
    <meta:document-statistic meta:table-count="9" meta:image-count="0" meta:object-count="0" meta:page-count="1" meta:paragraph-count="65" meta:word-count="229" meta:character-count="686" meta:non-whitespace-character-count="639"/>
  </office:meta>
</office:document-meta>
</file>